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606" officeooo:paragraph-rsid="0004f606"/>
    </style:style>
    <style:style style:name="P2" style:family="paragraph" style:parent-style-name="Standard">
      <style:text-properties officeooo:rsid="0006d8ee" officeooo:paragraph-rsid="0006d8ee"/>
    </style:style>
    <style:style style:name="P3" style:family="paragraph" style:parent-style-name="Standard">
      <style:paragraph-properties fo:text-align="center" style:justify-single-word="false"/>
      <style:text-properties fo:font-size="24pt" fo:font-weight="bold" officeooo:rsid="0004f606" officeooo:paragraph-rsid="0004f606"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8pt" fo:font-weight="bold" officeooo:rsid="0004f606" officeooo:paragraph-rsid="0004f606" style:font-size-asian="28pt" style:font-weight-asian="bold" style:font-size-complex="28pt" style:font-weight-complex="bold"/>
    </style:style>
    <style:style style:name="P5" style:family="paragraph" style:parent-style-name="Standard">
      <style:paragraph-properties fo:text-align="center" style:justify-single-word="false"/>
      <style:text-properties fo:font-size="16pt" fo:font-weight="bold" officeooo:rsid="0006d8ee" officeooo:paragraph-rsid="0006d8ee"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8pt" fo:font-weight="bold" officeooo:rsid="000c4505" officeooo:paragraph-rsid="000c4505" style:font-size-asian="28pt" style:font-weight-asian="bold" style:font-size-complex="28pt" style:font-weight-complex="bold"/>
    </style:style>
    <style:style style:name="P7" style:family="paragraph" style:parent-style-name="Standard">
      <style:text-properties officeooo:rsid="000c4505" officeooo:paragraph-rsid="000c4505"/>
    </style:style>
    <style:style style:name="P8" style:family="paragraph" style:parent-style-name="Standard">
      <style:text-properties officeooo:rsid="000caf0a" officeooo:paragraph-rsid="000caf0a"/>
    </style:style>
    <style:style style:name="P9" style:family="paragraph" style:parent-style-name="Standard">
      <style:paragraph-properties fo:text-align="center" style:justify-single-word="false" fo:break-before="page"/>
      <style:text-properties fo:font-size="16pt" fo:font-weight="bold" officeooo:rsid="000c4505" officeooo:paragraph-rsid="000c4505" style:font-size-asian="16pt" style:font-weight-asian="bold" style:font-size-complex="16pt" style:font-weight-complex="bold"/>
    </style:style>
    <style:style style:name="T1" style:family="text">
      <style:text-properties officeooo:rsid="000c4505"/>
    </style:style>
    <style:style style:name="T2" style:family="text">
      <style:text-properties officeooo:rsid="000caf0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4">CS5300 Assignment <text:span text:style-name="T1">2</text:span></text:p>
      <text:p text:style-name="P6">Back Propagation</text:p>
      <text:p text:style-name="P3"/>
      <text:p text:style-name="P3"/>
      <text:p text:style-name="P3"/>
      <text:p text:style-name="P3"/>
      <text:p text:style-name="P3"/>
      <text:p text:style-name="P3"/>
      <text:p text:style-name="P3"/>
      <text:p text:style-name="P3"/>
      <text:p text:style-name="P3"/>
      <text:p text:style-name="P3"/>
      <text:p text:style-name="P3">Brandon Rodriguez</text:p>
      <text:p text:style-name="P1"/>
      <text:p text:style-name="P1"><text:line-break/></text:p>
      <text:p text:style-name="P9">Back Propagation</text:p>
      <text:p text:style-name="P1"/>
      <text:p text:style-name="P7">Back Propagation Networks work by having a network with multiple layers (an input layer, output layer, and one or more hidden layers). It takes input, gradually processing it through each layer until it get a prediction/result from the output layer. This is known as Forward Propagation.</text:p>
      <text:p text:style-name="P7"/>
      <text:p text:style-name="P7">Then comes the Back Propagation part. The network compares the expect result with the predicted result (often in the format of [ (expected - predicted)^2 ]) to get an error value. A derivative is also calculated for the given layer weight.</text:p>
      <text:p text:style-name="P7"/>
      <text:p text:style-name="P7">If the derivative is positive, then it means the error further increases with weight increases. In this case, the error value is used to reduce the weight.</text:p>
      <text:p text:style-name="P7"/>
      <text:p text:style-name="P7">If the derivative is negative, then it means the error decreases with weight increases. In this case, the error value is used to increase the weight.</text:p>
      <text:p text:style-name="P7"/>
      <text:p text:style-name="P7">This process is repeated over a training set, until ideally, you have a network that can accurately predict a value based on a given input.</text:p>
      <text:p text:style-name="P7"/>
      <text:p text:style-name="P7">It’s also worth noting that, generally speaking, this input should be normalized/centered around 0. Otherwise, data values may implicitly suggest things like importance simply due to different scale/values being used for different data categories.</text:p>
      <text:p text:style-name="P2"/>
      <text:p text:style-name="P2"/>
      <text:p text:style-name="P5">Difficulties</text:p>
      <text:p text:style-name="P2"/>
      <text:p text:style-name="P7">This project was pretty tough. As it is now, I don’t have a full, working product.</text:p>
      <text:p text:style-name="P7"/>
      <text:p text:style-name="P7">Assuming I did it correctly (it’s difficult to test without a working product), the normalization of data was actually fairly easy. It was just a bit time consuming/tedious to go through all the categories, but figuring out how to manage each category actually wasn’t bad at all, due to experience with the Perceptron and the supplementary materials provided to us for reference.</text:p>
      <text:p text:style-name="P7"/>
      <text:p text:style-name="P7">Even forward propagation was mostly straight-forward, as well (again, assuming I implemented it correctly).</text:p>
      <text:p text:style-name="P7"/>
      <text:p text:style-name="P7">The difficulty though, is in what makes the network actually function, aka back prop. I feel like I understand the general concept, but the details of actually implementing it are difficult. Sure, there’s a lot of materials/videos/etc to reference <text:span text:style-name="T2">online</text:span>, but each one seems to do things just a little bit different. With a concept as complex as back prop, these small differences add up; rather than understanding the project better, I feel like I just got further and further confused with each new source I attempted to learn from.</text:p>
      <text:p text:style-name="P7"/>
      <text:p text:style-name="P8">At this point, I can no longer make heads or tails of what may or may not be working in my implementation, and thus, no idea how to correct it. I just know that all my predictions seem to result in roughly the same values, and that my back prop doesn’t seem to “learn” very much at 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1:23:18.626355790</meta:creation-date>
    <dc:date>2018-05-24T10:33:01.799803861</dc:date>
    <meta:editing-duration>PT16M20S</meta:editing-duration>
    <meta:editing-cycles>4</meta:editing-cycles>
    <meta:generator>LibreOffice/5.1.6.2$Linux_X86_64 LibreOffice_project/10m0$Build-2</meta:generator>
    <meta:document-statistic meta:table-count="0" meta:image-count="0" meta:object-count="0" meta:page-count="2" meta:paragraph-count="17" meta:word-count="449" meta:character-count="2685" meta:non-whitespace-character-count="2251"/>
  </office:meta>
</office:document-meta>
</file>